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.589cm" fo:margin-left="0.646cm" table:align="left" style:shadow="none" style:may-break-between-rows="true" table:border-model="collapsing"/>
    </style:style>
    <style:style style:name="Tabla2.A" style:family="table-column">
      <style:table-column-properties style:column-width="5.027cm"/>
    </style:style>
    <style:style style:name="Tabla2.B" style:family="table-column">
      <style:table-column-properties style:column-width="7.885cm"/>
    </style:style>
    <style:style style:name="Tabla2.C" style:family="table-column">
      <style:table-column-properties style:column-width="3.67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2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7" style:family="table-row">
      <style:table-row-properties style:min-row-height="0.337cm" fo:keep-together="auto"/>
    </style:style>
    <style:style style:name="Tabla2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9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15" style:family="table-row">
      <style:table-row-properties style:min-row-height="1.36cm" fo:keep-together="auto"/>
    </style:style>
    <style:style style:name="Tabla2.B1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16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C1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B1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2.A1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B1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2.C19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  <style:text-properties fo:font-size="10.5pt" officeooo:rsid="00183a5b" officeooo:paragraph-rsid="00183a5b" style:font-size-asian="10.5pt" style:font-size-complex="10.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3">
      <style:paragraph-properties fo:text-align="justify" style:justify-single-word="false"/>
      <style:text-properties officeooo:paragraph-rsid="000dfc1d"/>
    </style:style>
    <style:style style:name="P4" style:family="paragraph" style:parent-style-name="Text_20_body">
      <style:paragraph-properties fo:text-align="justify" style:justify-single-word="false"/>
      <style:text-properties officeooo:rsid="00126e8c" officeooo:paragraph-rsid="00126e8c"/>
    </style:style>
    <style:style style:name="P5" style:family="paragraph" style:parent-style-name="Text_20_body">
      <style:paragraph-properties fo:text-align="start" style:justify-single-word="false"/>
      <style:text-properties officeooo:rsid="00135ebf" officeooo:paragraph-rsid="00135ebf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ing_20_1">
      <style:text-properties fo:font-size="12pt" officeooo:rsid="00126e8c" officeooo:paragraph-rsid="00183a5b" style:font-size-asian="12pt" style:font-size-complex="12pt"/>
    </style:style>
    <style:style style:name="P8" style:family="paragraph" style:parent-style-name="Heading_20_3" style:list-style-name="L1">
      <style:paragraph-properties fo:text-align="justify" style:justify-single-word="false"/>
      <style:text-properties fo:font-size="12pt" fo:font-weight="normal" officeooo:rsid="000dfc1d" officeooo:paragraph-rsid="000dfc1d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50d" officeooo:paragraph-rsid="00147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5ebf" officeooo:paragraph-rsid="00135e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b44" officeooo:paragraph-rsid="00167b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f60" officeooo:paragraph-rsid="001b8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f60" officeooo:paragraph-rsid="001f4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8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565" officeooo:paragraph-rsid="001be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f3d" officeooo:paragraph-rsid="001f4f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8f60" officeooo:paragraph-rsid="001b8f6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50d" officeooo:paragraph-rsid="0014750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e565" officeooo:paragraph-rsid="001be56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83a" officeooo:paragraph-rsid="001f783a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f3d" officeooo:paragraph-rsid="001f4f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783a" officeooo:paragraph-rsid="001f783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L1">
      <style:paragraph-properties fo:text-align="justify" style:justify-single-word="false"/>
      <style:text-properties officeooo:rsid="000d402a" officeooo:paragraph-rsid="000dfc1d"/>
    </style:style>
    <style:style style:name="P24" style:family="paragraph" style:parent-style-name="Text_20_body" style:list-style-name="L1">
      <style:paragraph-properties fo:text-align="justify" style:justify-single-word="false"/>
      <style:text-properties officeooo:rsid="000d402a" officeooo:paragraph-rsid="000d402a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paragraph-rsid="000dfc1d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126e8c" officeooo:paragraph-rsid="00126e8c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0faa07" officeooo:paragraph-rsid="00126e8c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0faa07" officeooo:paragraph-rsid="000faa07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4750d" officeooo:paragraph-rsid="0014750d"/>
    </style:style>
    <style:style style:name="P30" style:family="paragraph" style:parent-style-name="Text_20_body" style:list-style-name="L2">
      <style:paragraph-properties fo:text-align="start" style:justify-single-word="false"/>
      <style:text-properties officeooo:rsid="001c4346" officeooo:paragraph-rsid="001c4346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rsid="001c4346" officeooo:paragraph-rsid="001c4346"/>
    </style:style>
    <style:style style:name="P32" style:family="paragraph">
      <style:paragraph-properties fo:text-align="center"/>
    </style:style>
    <style:style style:name="T1" style:family="text">
      <style:text-properties officeooo:rsid="000dfc1d"/>
    </style:style>
    <style:style style:name="T2" style:family="text">
      <style:text-properties officeooo:rsid="001080bf"/>
    </style:style>
    <style:style style:name="T3" style:family="text">
      <style:text-properties officeooo:rsid="00126e8c"/>
    </style:style>
    <style:style style:name="T4" style:family="text">
      <style:text-properties officeooo:rsid="0013f7bf"/>
    </style:style>
    <style:style style:name="T5" style:family="text">
      <style:text-properties officeooo:rsid="001b8f60"/>
    </style:style>
    <style:style style:name="T6" style:family="text">
      <style:text-properties officeooo:rsid="001be565"/>
    </style:style>
    <style:style style:name="T7" style:family="text">
      <style:text-properties officeooo:rsid="001cf3c7"/>
    </style:style>
    <style:style style:name="T8" style:family="text">
      <style:text-properties officeooo:rsid="001f783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a xlink:type="simple" xlink:href="http://10.3.17.209/redmine/news/10" text:style-name="Internet_20_link" text:visited-style-name="Visited_20_Internet_20_Link">Minuta reun<text:span text:style-name="T2">ión</text:span></text:a></text:h>
      <text:list text:style-name="L1">
        <text:list-item>
          <text:h text:style-name="P8" text:outline-level="3">Fecha: <text:span text:style-name="T3">14-03-2025</text:span></text:h>
        </text:list-item>
        <text:list-item>
          <text:p text:style-name="P23">Participan</text:p>
          <text:list>
            <text:list-item>
              <text:p text:style-name="P25"><text:span text:style-name="T1">Del </text:span><text:span text:style-name="T3">Observatorio: Paula Spina y equipo de trabajo</text:span></text:p>
            </text:list-item>
            <text:list-item>
              <text:p text:style-name="P26">De otros organimos: Personal de la MPA: Angelina Solari</text:p>
            </text:list-item>
          </text:list>
        </text:list-item>
      </text:list>
      <text:p text:style-name="P4"><text:s/><text:tab/><text:tab/><text:tab/> <text:s text:c="16"/>Personal del Observatorio de Seguridad: Cecilia</text:p>
      <text:list text:continue-numbering="true" text:style-name="L1">
        <text:list-item>
          <text:list>
            <text:list-item>
              <text:p text:style-name="P24">Del área informática: <text:span text:style-name="T3">Lucia Le</text:span><text:span text:style-name="T7">i</text:span><text:span text:style-name="T3">tes Sanchez</text:span></text:p>
            </text:list-item>
          </text:list>
        </text:list-item>
        <text:list-item>
          <text:p text:style-name="P27">Objetivo: </text:p>
          <text:list>
            <text:list-item>
              <text:p text:style-name="P26">Poner en conocimiento lo realizado sobre el sistema hasta la fecha</text:p>
            </text:list-item>
            <text:list-item>
              <text:p text:style-name="P26">Recibir de parte de los participantes confirmación y/o modificación sobre las preguntas</text:p>
            </text:list-item>
            <text:list-item>
              <text:p text:style-name="P26">Informar a los participantes que el cronograma de entrega de los módulos podrá definirse una vez tengamos la confirmación a las preguntas de cada organismo involucrado. </text:p>
            </text:list-item>
          </text:list>
        </text:list-item>
        <text:list-item>
          <text:p text:style-name="P28">Conclusiones:</text:p>
          <text:list>
            <text:list-item>
              <text:list>
                <text:list-item>
                  <text:p text:style-name="P29">A continuación se detallan los cambios convenidos:</text:p>
                </text:list-item>
              </text:list>
            </text:list-item>
          </text:list>
        </text:list-item>
      </text:list>
      <table:table table:name="Tabla2" table:style-name="Tabla2" table:template-name="Academic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9">Pantalla / sección / item</text:p>
          </table:table-cell>
          <table:table-cell table:style-name="Tabla2.A1" office:value-type="string">
            <text:p text:style-name="P9">Descripción modificacion</text:p>
          </table:table-cell>
          <table:table-cell table:style-name="Tabla2.A1" office:value-type="string">
            <text:p text:style-name="P9">Situación</text:p>
          </table:table-cell>
        </table:table-row>
        <table:table-row table:style-name="Tabla2.1">
          <table:table-cell table:style-name="Tabla2.A2" office:value-type="string">
            <text:p text:style-name="P10"/>
            <text:p text:style-name="P10">Pantalla de inicio</text:p>
          </table:table-cell>
          <table:table-cell table:style-name="Tabla2.B2" office:value-type="string">
            <text:p text:style-name="P10"/>
            <text:p text:style-name="P10"><text:span text:style-name="T4">Se sugiere a</text:span>gregar gráficos estadísticos</text:p>
          </table:table-cell>
          <table:table-cell table:style-name="Tabla2.C2" office:value-type="string">
            <text:p text:style-name="P9"/>
            <text:p text:style-name="P9">A evaluar por equipo</text:p>
          </table:table-cell>
        </table:table-row>
        <table:table-row table:style-name="Tabla2.1">
          <table:table-cell table:style-name="Tabla2.A2" office:value-type="string">
            <text:p text:style-name="P10"/>
            <text:p text:style-name="P9">Datos de la víctima</text:p>
          </table:table-cell>
          <table:table-cell table:style-name="Tabla2.B3" office:value-type="string">
            <text:p text:style-name="P10"/>
            <text:p text:style-name="P9">Agregar dato de microregión</text:p>
          </table:table-cell>
          <table:table-cell table:style-name="Tabla2.C3" office:value-type="string">
            <text:p text:style-name="P9"/>
            <text:p text:style-name="P9">Nos tienen que enviar listado de localidades y microregion</text:p>
          </table:table-cell>
        </table:table-row>
        <table:table-row table:style-name="Tabla2.1">
          <table:table-cell table:style-name="Tabla2.A2" office:value-type="string">
            <text:p text:style-name="P10"/>
          </table:table-cell>
          <table:table-cell table:style-name="Tabla2.B4" office:value-type="string">
            <text:p text:style-name="P9">Que en pantalla se visualice departamento y microregión al seleccionar la localidad</text:p>
          </table:table-cell>
          <table:table-cell table:style-name="Tabla2.C4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0"/>
          </table:table-cell>
          <table:table-cell table:style-name="Tabla2.B5" office:value-type="string">
            <text:p text:style-name="P9"/>
            <text:p text:style-name="P9">Tipos de muerte→ agregar opciones</text:p>
          </table:table-cell>
          <table:table-cell table:style-name="Tabla2.C5" office:value-type="string">
            <text:p text:style-name="P9"/>
            <text:p text:style-name="P9">Angelina envia listado de opciones</text:p>
          </table:table-cell>
        </table:table-row>
        <table:table-row table:style-name="Tabla2.1">
          <table:table-cell table:style-name="Tabla2.A2" office:value-type="string">
            <text:p text:style-name="P10"/>
          </table:table-cell>
          <table:table-cell table:style-name="Tabla2.B6" office:value-type="string">
            <text:p text:style-name="P9">Agregar Fecha del hecho</text:p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0"/>
          </table:table-cell>
          <table:table-cell table:style-name="Tabla2.B7" office:value-type="string">
            <text:p text:style-name="P9"/>
            <text:p text:style-name="P11">En género, agregar opción “Varón Trans”</text:p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0"/>
          </table:table-cell>
          <table:table-cell table:style-name="Tabla2.B8" office:value-type="string">
            <text:p text:style-name="P9"/>
            <text:p text:style-name="P11">Agregar “Lugar del hecho”</text:p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0"/>
          </table:table-cell>
          <table:table-cell table:style-name="Tabla2.B9" office:value-type="string">
            <text:p text:style-name="P9"/>
            <text:p text:style-name="P11">En nacionalidad, listar paises</text:p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2"/>
          </table:table-cell>
          <table:table-cell table:style-name="Tabla2.C4">
            <text:p text:style-name="P16"/>
          </table:table-cell>
          <table:table-cell table:style-name="Tabla2.C4">
            <text:p text:style-name="P9"/>
          </table:table-cell>
        </table:table-row>
        <text:soft-page-break/>
        <table:table-row table:style-name="Tabla2.7">
          <table:table-cell table:style-name="Tabla2.A2" office:value-type="string">
            <text:p text:style-name="P12"/>
            <text:p text:style-name="P12"/>
          </table:table-cell>
          <table:table-cell table:style-name="Tabla2.B11" office:value-type="string">
            <text:p text:style-name="P16">Agregar “hallazgo del cuerpo”</text:p>
            <text:p text:style-name="P12"/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3"/>
          </table:table-cell>
          <table:table-cell table:style-name="Tabla2.B12" office:value-type="string">
            <text:p text:style-name="P16">Agregar “victima desaparecida” SI/NO</text:p>
            <text:p text:style-name="P16"/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3">MPA</text:p>
          </table:table-cell>
          <table:table-cell table:style-name="Tabla2.B13" office:value-type="string">
            <text:p text:style-name="P12">Modificar contexto de otros delitos por “Conexo a otros delitos”</text:p>
          </table:table-cell>
          <table:table-cell table:style-name="Tabla2.C4">
            <text:p text:style-name="P9"/>
          </table:table-cell>
        </table:table-row>
        <table:table-row table:style-name="Tabla2.7">
          <table:table-cell table:style-name="Tabla2.A2" office:value-type="string">
            <text:p text:style-name="P12"/>
          </table:table-cell>
          <table:table-cell table:style-name="Tabla2.B14" office:value-type="string">
            <text:p text:style-name="P12"/>
            <text:p text:style-name="P14"><text:span text:style-name="T5">Cambiar pregunta “</text:span>Destinatario principal del ataque” <text:span text:style-name="T5">por “Era destinataria/o del ataque?”</text:span></text:p>
          </table:table-cell>
          <table:table-cell table:style-name="Tabla2.C4">
            <text:p text:style-name="P9"/>
          </table:table-cell>
        </table:table-row>
        <table:table-row table:style-name="Tabla2.15">
          <table:table-cell table:style-name="Tabla2.A2" office:value-type="string">
            <text:p text:style-name="P12"/>
          </table:table-cell>
          <table:table-cell table:style-name="Tabla2.B15" office:value-type="string">
            <text:p text:style-name="P12"/>
            <text:p text:style-name="P12">Mecanismo de SNIC (pasarlo a múltiple selección)</text:p>
          </table:table-cell>
          <table:table-cell table:style-name="Tabla2.C4">
            <text:p text:style-name="P9"/>
          </table:table-cell>
        </table:table-row>
        <table:table-row table:style-name="Tabla2.15">
          <table:table-cell table:style-name="Tabla2.A2" office:value-type="string">
            <text:p text:style-name="P12"/>
          </table:table-cell>
          <table:table-cell table:style-name="Tabla2.B16" office:value-type="string">
            <text:p text:style-name="P12"/>
            <text:p text:style-name="P15">En Vínculo con la víctima pasar a <text:s/>desplegable</text:p>
          </table:table-cell>
          <table:table-cell table:style-name="Tabla2.C16" office:value-type="string">
            <text:p text:style-name="P9"/>
            <text:p text:style-name="P15">MPA envia el listado de items</text:p>
          </table:table-cell>
        </table:table-row>
        <table:table-row table:style-name="Tabla2.15">
          <table:table-cell table:style-name="Tabla2.A2" office:value-type="string">
            <text:p text:style-name="P17"/>
          </table:table-cell>
          <table:table-cell table:style-name="Tabla2.B17" office:value-type="string">
            <text:p text:style-name="P17"/>
            <text:p text:style-name="P17">Otras modalidades de violencia por motivo de género <text:span text:style-name="T6">pasar a desplegable</text:span></text:p>
          </table:table-cell>
          <table:table-cell table:style-name="Tabla2.C17" office:value-type="string">
            <text:p text:style-name="P18"/>
            <text:p text:style-name="P19">Equipo secretaría envia listado</text:p>
          </table:table-cell>
        </table:table-row>
        <table:table-row table:style-name="Tabla2.15">
          <table:table-cell table:style-name="Tabla2.A2" office:value-type="string">
            <text:p text:style-name="P17"/>
          </table:table-cell>
          <table:table-cell table:style-name="Tabla2.B18" office:value-type="string">
            <text:p text:style-name="P17"/>
            <text:p text:style-name="P19">En sección D: Detalles adicionales (signos de violencia de género?)</text:p>
          </table:table-cell>
          <table:table-cell table:style-name="Tabla2.C4">
            <text:p text:style-name="P18"/>
          </table:table-cell>
        </table:table-row>
        <table:table-row table:style-name="Tabla2.15">
          <table:table-cell table:style-name="Tabla2.A19" office:value-type="string">
            <text:p text:style-name="P21"/>
            <text:p text:style-name="P21">SGMyD</text:p>
          </table:table-cell>
          <table:table-cell table:style-name="Tabla2.B19" office:value-type="string">
            <text:p text:style-name="P17"/>
            <text:p text:style-name="P22">Reformular:</text:p>
            <text:p text:style-name="P22"/>
            <text:p text:style-name="P21">RENNYA: <text:span text:style-name="T8">potencial beneficiario Si/No</text:span></text:p>
          </table:table-cell>
          <table:table-cell table:style-name="Tabla2.C19" office:value-type="string">
            <text:p text:style-name="P18"/>
            <text:p text:style-name="P20">Pendiente de ver que opciones se muestran si es SI y si es NO</text:p>
          </table:table-cell>
        </table:table-row>
      </table:table>
      <text:p text:style-name="P5"/>
      <text:p text:style-name="P5"/>
      <text:list text:style-name="L2">
        <text:list-item>
          <text:list>
            <text:list-item>
              <text:list>
                <text:list-item>
                  <text:p text:style-name="P30">Orden en el que se habilitarán los módulos, lo especifica Paula Spina</text:p>
                </text:list-item>
              </text:list>
            </text:list-item>
          </text:list>
        </text:list-item>
      </text:list>
      <text:list text:style-name="L3">
        <text:list-item>
          <text:p text:style-name="P31">Los principales: MPA, SMGyD y Ministerio de Justicia y Seguridad</text:p>
        </text:list-item>
        <text:list-item>
          <text:p text:style-name="P31">Gobiernos locales</text:p>
        </text:list-item>
        <text:list-item>
          <text:p text:style-name="P31">Derechos humanos</text:p>
        </text:list-item>
        <text:list-item>
          <text:p text:style-name="P31">CAJ</text:p>
        </text:list-item>
        <text:list-item>
          <text:p text:style-name="P31">Procuració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1">
      <style:text-properties fo:font-size="12pt" officeooo:rsid="00126e8c" officeooo:paragraph-rsid="00183a5b" style:font-size-asian="12pt" style:font-size-complex="12pt"/>
    </style:style>
    <style:style style:name="MP2" style:family="paragraph" style:parent-style-name="Text_20_body">
      <style:paragraph-properties fo:text-align="end" style:justify-single-word="false"/>
      <style:text-properties fo:font-size="10.5pt" officeooo:rsid="00183a5b" officeooo:paragraph-rsid="00183a5b" style:font-size-asian="10.5pt" style:font-size-complex="10.5pt"/>
    </style:style>
    <style:style style:name="MP3" style:family="paragraph">
      <style:paragraph-properties fo:text-align="center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</style:style>
    <style:style style:name="Mgr1" style:family="graphic">
      <style:graphic-properties draw:marker-start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SUIMVM - Sistema único de información de muertes violentas de mujeres </text:h>
        <text:p text:style-name="MP2"><draw:line text:anchor-type="paragraph" draw:z-index="1" draw:name="Línea 2" draw:style-name="Mgr1" draw:text-style-name="MP3" svg:x1="0.007cm" svg:y1="0.464cm" svg:x2="17.046cm" svg:y2="0.464cm"><text:p/></draw:line>Sectorial de Informática <text:s/>- Documento interno</text:p>
      </style:header>
      <style:footer>
        <text:p text:style-name="MP4"><text:bookmark-start text:name="PageNumWizard_FOOTER_Estilo de página predeterminado1"/><text:page-number text:select-page="current">1</text:page-number><text:bookmark-end text:name="PageNumWizard_FOOTER_Estilo de página predeterminado1"/></text:p>
      </style:footer>
      <style:footer-left>
        <text:p text:style-name="MP5"><text:bookmark-start text:name="PageNumWizard_FOOTER_Estilo de página predeterminado2"/><text:page-number text:select-page="current">2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33:47.366158904</meta:creation-date>
    <dc:date>2025-03-18T15:40:22.481104544</dc:date>
    <meta:editing-duration>PT6H13M40S</meta:editing-duration>
    <meta:editing-cycles>22</meta:editing-cycles>
    <meta:generator>LibreOffice/24.2.7.2$Linux_X86_64 LibreOffice_project/420$Build-2</meta:generator>
    <meta:print-date>2025-03-18T11:34:50.354657283</meta:print-date>
    <meta:document-statistic meta:table-count="1" meta:image-count="0" meta:object-count="0" meta:page-count="2" meta:paragraph-count="54" meta:word-count="329" meta:character-count="2102" meta:non-whitespace-character-count="1818"/>
  </office:meta>
</office:document-meta>
</file>